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Verdana, Tahom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orizontal_20_Line">
      <style:paragraph-properties fo:margin-top="0in" fo:margin-bottom="0.1563in" loext:contextual-spacing="false" style:line-height-at-least="0.2291in" fo:widows="1"/>
    </style:style>
    <style:style style:name="P2" style:family="paragraph" style:parent-style-name="Text_20_body">
      <style:paragraph-properties fo:margin-left="0in" fo:margin-right="0in" fo:margin-top="0in" fo:margin-bottom="0.1563in" loext:contextual-spacing="false" style:line-height-at-least="0.2291in" fo:widows="1" fo:text-indent="0in" style:auto-text-indent="false" fo:padding="0in" fo:border="none"/>
      <style:text-properties fo:font-variant="normal" fo:text-transform="none" fo:color="#222222" style:font-name="Arial" fo:font-size="10.5pt" fo:letter-spacing="normal" fo:font-style="normal" fo:font-weight="normal"/>
    </style:style>
    <style:style style:name="P3" style:family="paragraph" style:parent-style-name="Text_20_body">
      <style:paragraph-properties fo:margin-left="0in" fo:margin-right="0in" fo:margin-top="0in" fo:margin-bottom="0.1563in" loext:contextual-spacing="false" style:line-height-at-least="0.2291in" fo:widows="1" fo:text-indent="0in" style:auto-text-indent="false" fo:padding="0in" fo:border="none"/>
      <style:text-properties fo:font-variant="normal" fo:text-transform="none" fo:color="#222222" style:font-name="Arial" fo:font-size="10.5pt" fo:letter-spacing="normal" fo:font-style="normal" fo:font-weight="normal" loext:padding="0in" loext:border="none"/>
    </style:style>
    <style:style style:name="P4" style:family="paragraph" style:parent-style-name="Text_20_body">
      <style:paragraph-properties fo:margin-left="0in" fo:margin-right="0in" fo:margin-top="0in" fo:margin-bottom="0.1563in" loext:contextual-spacing="false" style:line-height-at-least="0.2291in" fo:widows="1" fo:text-indent="0in" style:auto-text-indent="false" fo:padding="0in" fo:border="none"/>
      <style:text-properties fo:font-variant="normal" fo:text-transform="none" fo:color="#222222" style:font-name="Arial" fo:font-size="10.5pt" fo:letter-spacing="normal" fo:font-style="normal" fo:font-weight="normal" officeooo:rsid="000b8d43"/>
    </style:style>
    <style:style style:name="P5" style:family="paragraph" style:parent-style-name="Text_20_body">
      <style:paragraph-properties fo:margin-left="0in" fo:margin-right="0in" fo:margin-top="0in" fo:margin-bottom="0.1563in" loext:contextual-spacing="false" style:line-height-at-least="0.2291in" fo:widows="1" fo:text-indent="0in" style:auto-text-indent="false" fo:padding="0in" fo:border="none"/>
      <style:text-properties fo:font-variant="normal" fo:text-transform="none" fo:color="#222222" style:font-name="Arial" fo:font-size="10.5pt" fo:letter-spacing="normal" fo:font-style="normal" fo:font-weight="normal" officeooo:rsid="000b8d43" officeooo:paragraph-rsid="000de394"/>
    </style:style>
    <style:style style:name="P6" style:family="paragraph" style:parent-style-name="Text_20_body">
      <style:paragraph-properties fo:margin-left="0in" fo:margin-right="0in" fo:margin-top="0in" fo:margin-bottom="0.1563in" loext:contextual-spacing="false" style:line-height-at-least="0.2291in" fo:widows="1" fo:text-indent="0in" style:auto-text-indent="false" fo:padding="0in" fo:border="none"/>
      <style:text-properties fo:font-variant="normal" fo:text-transform="none" fo:color="#222222" style:font-name="Arial" fo:font-size="10.5pt" fo:letter-spacing="normal" fo:font-style="normal" style:text-underline-style="solid" style:text-underline-width="auto" style:text-underline-color="font-color" fo:font-weight="normal"/>
    </style:style>
    <style:style style:name="P7" style:family="paragraph" style:parent-style-name="Text_20_body">
      <style:paragraph-properties fo:margin-left="0in" fo:margin-right="0in" fo:margin-top="0in" fo:margin-bottom="0.1563in" loext:contextual-spacing="false" style:line-height-at-least="0.2291in" fo:widows="1" fo:text-indent="0in" style:auto-text-indent="false" fo:padding="0in" fo:border="none"/>
    </style:style>
    <style:style style:name="P8" style:family="paragraph" style:parent-style-name="Text_20_body" style:list-style-name="L1">
      <style:paragraph-properties fo:margin-left="0in" fo:margin-right="0in" fo:margin-top="0in" fo:margin-bottom="0.1563in" loext:contextual-spacing="false" style:line-height-at-least="0.2291in" fo:widows="1" fo:text-indent="0in" style:auto-text-indent="false" fo:padding="0in" fo:border="none"/>
      <style:text-properties fo:font-variant="normal" fo:text-transform="none" fo:color="#222222" fo:letter-spacing="normal"/>
    </style:style>
    <style:style style:name="P9" style:family="paragraph" style:parent-style-name="Text_20_body" style:list-style-name="L2">
      <style:paragraph-properties fo:margin-left="0in" fo:margin-right="0in" fo:margin-top="0in" fo:margin-bottom="0.1563in" loext:contextual-spacing="false" style:line-height-at-least="0.2291in" fo:widows="1" fo:text-indent="0in" style:auto-text-indent="false" fo:padding="0in" fo:border="none"/>
      <style:text-properties fo:font-variant="normal" fo:text-transform="none" fo:color="#222222" style:font-name="Arial" fo:font-size="10.5pt" fo:letter-spacing="normal" fo:font-style="normal" fo:font-weight="normal"/>
    </style:style>
    <style:style style:name="P10" style:family="paragraph" style:parent-style-name="Text_20_body" style:list-style-name="L1">
      <style:paragraph-properties fo:margin-top="0in" fo:margin-bottom="0.1563in" loext:contextual-spacing="false" style:line-height-at-least="0.2291in" fo:widows="1" fo:padding="0in" fo:border="none"/>
      <style:text-properties fo:font-variant="normal" fo:text-transform="none" fo:color="#222222" style:font-name="Arial" fo:font-size="10.5pt" fo:letter-spacing="normal" fo:font-style="normal" fo:font-weight="normal"/>
    </style:style>
    <style:style style:name="P11" style:family="paragraph" style:parent-style-name="Text_20_body" style:list-style-name="L2">
      <style:paragraph-properties fo:margin-top="0in" fo:margin-bottom="0.1563in" loext:contextual-spacing="false" style:line-height-at-least="0.2291in" fo:widows="1" fo:padding="0in" fo:border="none"/>
      <style:text-properties fo:font-variant="normal" fo:text-transform="none" fo:color="#222222" style:font-name="Arial" fo:font-size="10.5pt" fo:letter-spacing="normal" fo:font-style="normal" fo:font-weight="normal"/>
    </style:style>
    <style:style style:name="T1" style:family="text">
      <style:text-properties style:font-name="Arial" fo:font-size="10.5pt" fo:font-style="normal" fo:font-weight="normal"/>
    </style:style>
    <style:style style:name="T2" style:family="text">
      <style:text-properties fo:font-variant="normal" fo:text-transform="none" fo:color="#222222" style:font-name="Arial" fo:font-size="10.5pt" fo:letter-spacing="normal" fo:font-style="normal" fo:font-weight="normal"/>
    </style:style>
    <style:style style:name="T3" style:family="text">
      <style:text-properties fo:font-variant="normal" fo:text-transform="none" fo:color="#222222" style:font-name="Arial" fo:font-size="10.5pt" fo:letter-spacing="normal" fo:font-style="normal" fo:font-weight="normal" officeooo:rsid="000d18c5"/>
    </style:style>
    <style:style style:name="T4" style:family="text">
      <style:text-properties fo:font-variant="normal" fo:text-transform="none" fo:color="#1155cc" style:font-name="Arial" fo:font-size="10.5pt" fo:letter-spacing="normal" fo:font-style="normal" style:text-underline-style="solid" style:text-underline-width="auto" style:text-underline-color="font-color" fo:font-weight="normal"/>
    </style:style>
    <style:style style:name="T5" style:family="text">
      <style:text-properties officeooo:rsid="000de394"/>
    </style:style>
    <style:style style:name="T6" style:family="text">
      <style:text-properties style:text-underline-style="solid" style:text-underline-width="auto" style:text-underline-color="font-color" officeooo:rsid="000de394"/>
    </style:style>
    <style:style style:name="T7" style:family="text">
      <style:text-properties fo:font-size="12pt" style:text-underline-style="solid" style:text-underline-width="auto" style:text-underline-color="font-color" officeooo:rsid="000de394" style:font-size-asian="12pt" style:font-size-complex="12pt"/>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7">SolarSynths v2.0</text:span></text:p>
      <text:p text:style-name="P5">Yo! </text:p>
      <text:p text:style-name="P7"><text:span text:style-name="T2">So here's the newest release of </text:span><text:span text:style-name="Emphasis"><text:span text:style-name="T2">SolarSynths</text:span></text:span><text:span text:style-name="T2">, a pack of instruments and samples for use with </text:span><text:a xlink:type="simple" xlink:href="http://warmplace.ru/soft/sunvox/" text:style-name="Internet_20_link" text:visited-style-name="Visited_20_Internet_20_Link"><text:span text:style-name="T4">SunVox</text:span></text:a><text:span text:style-name="T2">, the popular and powerful cross-platform music creation program. These are sounds and instruments that I made over the past few years of my working with SunVox. Some of them are actually packaged with SunVox, but many aren't and have been improved since then. I hope that you enjoy using them.​</text:span></text:p>
      <text:p text:style-name="Horizontal_20_Line"/>
      <text:p text:style-name="P2">Included in SolarSynths is a variety of sounds and samples, including:</text:p>
      <text:list xml:id="list8509654621504067486" text:style-name="L1">
        <text:list-item>
          <text:p text:style-name="P8">​<text:span text:style-name="T1">A 16-key Beat Slicer module.</text:span></text:p>
        </text:list-item>
        <text:list-item>
          <text:p text:style-name="P10">Many different powerful and rich lead synths and warm pads.</text:p>
        </text:list-item>
        <text:list-item>
          <text:p text:style-name="P10">Synth distorted guitars and electric pianos.</text:p>
        </text:list-item>
        <text:list-item>
          <text:p text:style-name="P10">Over 100 voice samples, ranging from single words to phrases. and even different voice types.</text:p>
        </text:list-item>
      </text:list>
      <text:p text:style-name="P2">License: OK for any use, commercial or otherwise, under the following restrictions:</text:p>
      <text:list xml:id="list2803268734882996176" text:style-name="L2">
        <text:list-item>
          <text:p text:style-name="P9">You may not redistribute the sounds inside of SolarSynths​ as individual samples or a sample pack.</text:p>
        </text:list-item>
        <text:list-item>
          <text:p text:style-name="P11">Please give credit to me, SolarLune, somewhere on, in, or around your creation. For example, in credits, in the description of your video, wherever.</text:p>
        </text:list-item>
      </text:list>
      <text:p text:style-name="P1"/>
      <text:p text:style-name="P3">How To Use:​</text:p>
      <text:p text:style-name="P6">16-Key BeatSlicer​</text:p>
      <text:p text:style-name="P2">The BeatSlicer's keys range from C5 to D#6. Be sure to trigger it from the beginning, or use a key outside of that range before actually using it to ensure it works correctly.</text:p>
      <text:p text:style-name="P2">You can use the included loop, or press Edit to open up the Slicer and sub in your own sample. Simply edit the Sample (instrument 05), and add in your own sample. The sample should be cut and trimmed to loop perfectly - the closer, the better the result. </text:p>
      <text:p text:style-name="P2">The BeatSlicer will by default map each of the keys to 6.25% of the sample provided (so that when using all of the keys, it adds up to the full sample). You can use the "Delay Between Notes" slider to at what part of the sample each key starts.</text:p>
      <text:p text:style-name="P2">The best results generally come from even, small samples (like, say, 8 measures), though it should work with any sized sample.​</text:p>
      <text:p text:style-name="P6"><text:soft-page-break/>GKick</text:p>
      <text:p text:style-name="P2">G-Kick stands for "Generic Kick"; you can adjust some of the parameters to change how the kick drum sounds - the BPM controls how long it takes for the kick drum to die out, and the waveform controls how the kick itself sounds.</text:p>
      <text:p text:style-name="Horizontal_20_Line"/>
      <text:p text:style-name="P7"><text:span text:style-name="T2">Please feel free to ask questions in </text:span><text:span text:style-name="T3">the</text:span><text:span text:style-name="T2"> comments </text:span><text:span text:style-name="T3">on the </text:span><text:a xlink:type="simple" xlink:href="https://solarlune.itch.io/solarsynths-instruments-for-sunvox" text:style-name="Internet_20_link" text:visited-style-name="Visited_20_Internet_20_Link">itch.io page</text:a><text:span text:style-name="T3"> </text:span><text:span text:style-name="T2">or over on the </text:span><text:a xlink:type="simple" xlink:href="http://warmplace.ru/forum/viewtopic.php?f=11&amp;t=3707&amp;p=13467&amp;hilit=solarlune#p13467" text:style-name="Internet_20_link" text:visited-style-name="Visited_20_Internet_20_Link"><text:span text:style-name="T4">Sunvox Forums</text:span></text:a><text:span text:style-name="T2">.</text:span></text:p>
      <text:p text:style-name="P7"/>
      <text:p text:style-name="P2">Thank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Verdana, Tahom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larLune </meta:initial-creator>
    <meta:creation-date>2016-08-23T12:26:12.360929600</meta:creation-date>
    <dc:date>2016-08-23T12:46:36.194216771</dc:date>
    <dc:creator>SolarLune </dc:creator>
    <meta:editing-duration>PT10M16S</meta:editing-duration>
    <meta:editing-cycles>7</meta:editing-cycles>
    <meta:generator>LibreOffice/5.0.3.2$Linux_X86_64 LibreOffice_project/00m0$Build-2</meta:generator>
    <meta:document-statistic meta:table-count="0" meta:image-count="0" meta:object-count="0" meta:page-count="2" meta:paragraph-count="21" meta:word-count="389" meta:character-count="2213" meta:non-whitespace-character-count="1802"/>
  </office:meta>
</office:document-meta>
</file>